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AB00000213248E2B8867A47EF8.png" manifest:media-type="image/png"/>
  <manifest:file-entry manifest:full-path="Pictures/10000201000004560000027200882F00469744CA.png" manifest:media-type="image/png"/>
  <manifest:file-entry manifest:full-path="Pictures/10000201000004560000027473509D5A92E06AC7.png" manifest:media-type="image/png"/>
  <manifest:file-entry manifest:full-path="Pictures/100002010000044F00000274DBE5E347884D7813.png" manifest:media-type="image/png"/>
  <manifest:file-entry manifest:full-path="Pictures/10000201000003BA00000219E52C6DF499D3976C.png" manifest:media-type="image/png"/>
  <manifest:file-entry manifest:full-path="Pictures/10000201000003BA000002193C0CA356064354EA.png" manifest:media-type="image/png"/>
  <manifest:file-entry manifest:full-path="Pictures/100002010000045A00000275323989C555ED16A7.png" manifest:media-type="image/png"/>
  <manifest:file-entry manifest:full-path="Pictures/10000201000003BA00000219707180AD64986B8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3;p14" draw:style-name="gr1" draw:text-style-name="P1" draw:layer="layout" svg:width="27.999cm" svg:height="15.749cm" svg:x="0cm" svg:y="0cm">
          <draw:image xlink:href="Pictures/10000201000003BA00000219707180AD64986B85.png" xlink:type="simple" xlink:show="embed" xlink:actuate="onLoad">
            <text:p/>
          </draw:image>
        </draw:frame>
        <presentation:notes draw:style-name="dp2">
          <draw:frame draw:name="Google Shape;60;p1:notes" presentation:style-name="pr1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68;p15" draw:style-name="gr1" draw:text-style-name="P1" draw:layer="layout" svg:width="27.999cm" svg:height="15.749cm" svg:x="0cm" svg:y="0cm">
          <draw:image xlink:href="Pictures/10000201000003BA000002193C0CA356064354EA.png" xlink:type="simple" xlink:show="embed" xlink:actuate="onLoad">
            <text:p/>
          </draw:image>
        </draw:frame>
        <presentation:notes draw:style-name="dp2">
          <draw:frame draw:name="Google Shape;65;p2:notes" presentation:style-name="pr2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6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frame draw:name="Google Shape;73;p16" draw:style-name="gr1" draw:text-style-name="P1" draw:layer="layout" svg:width="27.999cm" svg:height="15.749cm" svg:x="0cm" svg:y="0cm">
          <draw:image xlink:href="Pictures/10000201000003BA00000219E52C6DF499D3976C.png" xlink:type="simple" xlink:show="embed" xlink:actuate="onLoad">
            <text:p/>
          </draw:image>
        </draw:frame>
        <presentation:notes draw:style-name="dp2">
          <draw:frame draw:name="Google Shape;70;p3:notes" presentation:style-name="pr3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1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frame draw:name="Google Shape;78;p17" draw:style-name="gr1" draw:text-style-name="P1" draw:layer="layout" svg:width="28.001cm" svg:height="15.751cm" svg:x="0cm" svg:y="0cm">
          <draw:image xlink:href="Pictures/100002010000045A00000275323989C555ED16A7.png" xlink:type="simple" xlink:show="embed" xlink:actuate="onLoad">
            <text:p/>
          </draw:image>
        </draw:frame>
        <presentation:notes draw:style-name="dp2">
          <draw:frame draw:name="Google Shape;75;p4:notes" presentation:style-name="pr4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6;p4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frame draw:name="Google Shape;83;p18" draw:style-name="gr1" draw:text-style-name="P1" draw:layer="layout" svg:width="28.001cm" svg:height="15.751cm" svg:x="0cm" svg:y="0cm">
          <draw:image xlink:href="Pictures/100002010000044F00000274DBE5E347884D7813.png" xlink:type="simple" xlink:show="embed" xlink:actuate="onLoad">
            <text:p/>
          </draw:image>
        </draw:frame>
        <presentation:notes draw:style-name="dp2">
          <draw:page-thumbnail draw:name="Google Shape;80;g249d57532c1_0_0:notes" draw:style-name="gr2" draw:layer="layout" svg:width="13.999cm" svg:height="11.137cm" svg:x="3.5cm" svg:y="2.227cm" draw:page-number="5" presentation:class="page"/>
          <draw:frame draw:name="Google Shape;81;g249d57532c1_0_0:notes" presentation:style-name="pr5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BJECT" presentation:presentation-page-layout-name="AL2T11">
        <draw:frame draw:name="Google Shape;88;p19" draw:style-name="gr1" draw:text-style-name="P1" draw:layer="layout" svg:width="27.841cm" svg:height="15.534cm" svg:x="0cm" svg:y="0cm">
          <draw:image xlink:href="Pictures/10000201000004560000027473509D5A92E06AC7.png" xlink:type="simple" xlink:show="embed" xlink:actuate="onLoad">
            <text:p/>
          </draw:image>
        </draw:frame>
        <presentation:notes draw:style-name="dp2">
          <draw:page-thumbnail draw:name="Google Shape;85;g249d57532c1_0_5:notes" draw:style-name="gr2" draw:layer="layout" svg:width="13.999cm" svg:height="11.137cm" svg:x="3.5cm" svg:y="2.227cm" draw:page-number="6" presentation:class="page"/>
          <draw:frame draw:name="Google Shape;86;g249d57532c1_0_5:notes" presentation:style-name="pr6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frame draw:name="Google Shape;93;p20" draw:style-name="gr1" draw:text-style-name="P1" draw:layer="layout" svg:width="28.001cm" svg:height="15.976cm" svg:x="0cm" svg:y="0cm">
          <draw:image xlink:href="Pictures/10000201000004560000027200882F00469744CA.png" xlink:type="simple" xlink:show="embed" xlink:actuate="onLoad">
            <text:p/>
          </draw:image>
        </draw:frame>
        <presentation:notes draw:style-name="dp2">
          <draw:page-thumbnail draw:name="Google Shape;90;g249d57532c1_0_12:notes" draw:style-name="gr2" draw:layer="layout" svg:width="13.999cm" svg:height="11.137cm" svg:x="3.5cm" svg:y="2.227cm" draw:page-number="7" presentation:class="page"/>
          <draw:frame draw:name="Google Shape;91;g249d57532c1_0_12:notes" presentation:style-name="pr7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frame draw:name="Google Shape;98;p21" draw:style-name="gr1" draw:text-style-name="P1" draw:layer="layout" svg:width="27.528cm" svg:height="15.567cm" svg:x="0cm" svg:y="0.184cm">
          <draw:image xlink:href="Pictures/10000201000003AB00000213248E2B8867A47EF8.png" xlink:type="simple" xlink:show="embed" xlink:actuate="onLoad">
            <text:p/>
          </draw:image>
        </draw:frame>
        <presentation:notes draw:style-name="dp2">
          <draw:page-thumbnail draw:name="Google Shape;95;g249d57532c1_0_24:notes" draw:style-name="gr2" draw:layer="layout" svg:width="13.999cm" svg:height="11.137cm" svg:x="3.5cm" svg:y="2.227cm" draw:page-number="8" presentation:class="page"/>
          <draw:frame draw:name="Google Shape;96;g249d57532c1_0_24:notes" presentation:style-name="pr8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0"/>
    <meta:generator>LibreOfficeDev/6.0.5.2$Linux_X86_64 LibreOffice_project/</meta:generator>
  </office:meta>
</office:document-meta>
</file>